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9016" calcext:value-type="float">
            <text:p>43.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2064" calcext:value-type="float">
            <text:p>43.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8536" calcext:value-type="float">
            <text:p>42.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4152" calcext:value-type="float">
            <text:p>42.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3296" calcext:value-type="float">
            <text:p>42.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1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08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5008" calcext:value-type="float">
            <text:p>42.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0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344" calcext:value-type="float">
            <text:p>42.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96" calcext:value-type="float">
            <text:p>42.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056" calcext:value-type="float">
            <text:p>42.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256" calcext:value-type="float">
            <text:p>43.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98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1876" calcext:value-type="float">
            <text:p>43.4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34" calcext:value-type="float">
            <text:p>43.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9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9448" calcext:value-type="float">
            <text:p>43.5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9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76672" calcext:value-type="float">
            <text:p>43.4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9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4776" calcext:value-type="float">
            <text:p>42.7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9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1248" calcext:value-type="float">
            <text:p>42.7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9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38472" calcext:value-type="float">
            <text:p>42.6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2848" calcext:value-type="float">
            <text:p>44.1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8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0512" calcext:value-type="float">
            <text:p>43.7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64736" calcext:value-type="float">
            <text:p>42.4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632" calcext:value-type="float">
            <text:p>42.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8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68" calcext:value-type="float">
            <text:p>42.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81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44696" calcext:value-type="float">
            <text:p>42.1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8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29456" calcext:value-type="float">
            <text:p>42.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7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80104" calcext:value-type="float">
            <text:p>41.9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76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2524" calcext:value-type="float">
            <text:p>41.9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42301</text:p>
          </table:table-cell>
          <table:table-cell office:value-type="string" calcext:value-type="string">
            <text:p>196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86912" calcext:value-type="float">
            <text:p>41.5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